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bda" officeooo:paragraph-rsid="001b3bda"/>
    </style:style>
    <style:style style:name="P2" style:family="paragraph" style:parent-style-name="Standard">
      <style:text-properties fo:font-size="15pt" officeooo:rsid="001b3bda" officeooo:paragraph-rsid="001b3bda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port java.util.Scanner;<text:line-break/><text:line-break/>public class PrimeAndCompositeCounter {<text:line-break/> <text:s text:c="3"/>public static void main(String[] args) {<text:line-break/> <text:s text:c="7"/>Scanner scanner = new Scanner(System.in);<text:line-break/><text:line-break/> <text:s text:c="7"/>System.out.println("Enter the numbers (enter any non-integer to stop):");<text:line-break/><text:line-break/> <text:s text:c="7"/>int primeCount = 0;<text:line-break/> <text:s text:c="7"/>int compositeCount = 0;<text:line-break/><text:line-break/> <text:s text:c="7"/>while (scanner.hasNextInt()) {<text:line-break/> <text:s text:c="11"/>int number = scanner.nextInt();<text:line-break/> <text:s text:c="11"/>if (isPrime(number)) {<text:line-break/> <text:s text:c="15"/>primeCount++;<text:line-break/> <text:s text:c="11"/>} else {<text:line-break/> <text:s text:c="15"/>compositeCount++;<text:line-break/> <text:s text:c="11"/>}<text:line-break/> <text:s text:c="7"/>}<text:line-break/> <text:s text:c="7"/>System.out.println("Prime number:" + primeCount);<text:line-break/> <text:s text:c="7"/>System.out.println("Composite number:" + compositeCount);<text:line-break/> <text:s text:c="3"/>}<text:line-break/><text:line-break/> <text:s text:c="3"/>// Function to check if a number is prime<text:line-break/> <text:s text:c="3"/>public static boolean isPrime(int num) {<text:line-break/> <text:s text:c="7"/>if (num &lt;= 1) {<text:line-break/> <text:s text:c="11"/>return false;<text:line-break/> <text:s text:c="7"/>}<text:line-break/> <text:s text:c="7"/>if (num &lt;= 3) {<text:line-break/> <text:s text:c="11"/>return true;<text:line-break/> <text:s text:c="7"/>}<text:line-break/> <text:s text:c="7"/>if (num % 2 == 0 || num % 3 == 0) {<text:line-break/> <text:s text:c="11"/>return false;<text:line-break/> <text:s text:c="7"/>}<text:line-break/> <text:s text:c="7"/>for (int i = 5; i * i &lt;= num; i = i + 6) {<text:line-break/> <text:s text:c="11"/>if (num % i == 0 || num % (i + 2) == 0) {<text:line-break/> <text:s text:c="15"/>return false;<text:line-break/> <text:s text:c="11"/>}<text:line-break/> <text:s text:c="7"/>}<text:line-break/> <text:s text:c="7"/>return true;<text:line-break/> <text:s text:c="3"/>}}</text:p>
      <text:p text:style-name="P2"><text:soft-page-break/>2.import java.util.Arrays;<text:line-break/><text:line-break/>public class MaxMinSumDifference {<text:line-break/> <text:s text:c="3"/>public static void main(String[] args) {<text:line-break/> <text:s text:c="7"/>int[] array = {14, 16, 87, 36, 25, 89, 34};<text:line-break/> <text:s text:c="7"/>int m = 1;<text:line-break/> <text:s text:c="7"/>int n = 3;<text:line-break/><text:line-break/> <text:s text:c="7"/>int[] sortedArray = array.clone();<text:line-break/> <text:s text:c="7"/>Arrays.sort(sortedArray);<text:line-break/><text:line-break/> <text:s text:c="7"/>int mthMax = sortedArray[sortedArray.length - m];<text:line-break/> <text:s text:c="7"/>int nthMin = sortedArray[n - 1];<text:line-break/><text:line-break/> <text:s text:c="7"/>int sum = mthMax + nthMin;<text:line-break/> <text:s text:c="7"/>int difference = mthMax - nthMin;<text:line-break/><text:line-break/> <text:s text:c="7"/>System.out.println("1st Maximum Number = " + mthMax);<text:line-break/> <text:s text:c="7"/>System.out.println("3rd Minimum Number = " + nthMin);<text:line-break/> <text:s text:c="7"/>System.out.println("Sum = " + sum);<text:line-break/> <text:s text:c="7"/>System.out.println("Difference = " + difference);<text:line-break/> <text:s text:c="3"/>}<text:line-break/>}<text:line-break/></text:p>
      <text:p text:style-name="P2">3. import java.util.Scanner;<text:line-break/><text:line-break/>public class ATM {<text:line-break/> public static void main(String[] args) {<text:line-break/> Scanner scanner = new Scanner(System.in);<text:line-break/><text:line-break/> int[] denominations = {2000, 500, 200, 100};<text:line-break/><text:line-break/> System.out.println("Enter the priority of denominations (e.g., 1 for 2000, 2 for 500, etc.):");<text:line-break/> int[] priority = new int[4];<text:line-break/><text:line-break/> for (int i = 0; i &lt; denominations.length; i++) {<text:line-break/> System.out.print("Enter priority for " + denominations[i] + " denomination: ");<text:line-break/> priority[i] = scanner.nextInt();<text:line-break/> }<text:line-break/><text:line-break/> System.out.println("Enter the number of notes for each denomination:");<text:line-break/><text:soft-page-break/> <text:s text:c="7"/>int totalAmount = 0;<text:line-break/> <text:s text:c="7"/>for (int i = 0; i &lt; denominations.length; i++) {<text:line-break/> <text:s text:c="11"/>System.out.print("Number of " + denominations[i] + " notes: ");<text:line-break/> <text:s text:c="11"/>int numberOfNotes = scanner.nextInt();<text:line-break/> <text:s text:c="11"/>totalAmount += numberOfNotes * denominations[getIndexOfPriority(priority, i + 1)];<text:line-break/> <text:s text:c="7"/>}<text:line-break/><text:line-break/> <text:s text:c="7"/>System.out.println("Total amount available in the ATM machine: " + totalAmount);<text:line-break/> <text:s text:c="3"/>}<text:line-break/><text:line-break/> <text:s text:c="3"/>// Function to get the index of denomination based on priority<text:line-break/> <text:s text:c="3"/>public static int getIndexOfPriority(int[] priority, int priorityValue) {<text:line-break/> <text:s text:c="7"/>for (int i = 0; i &lt; priority.length; i++) {<text:line-break/> <text:s text:c="11"/>if (priority[i] == priorityValue) {<text:line-break/> <text:s text:c="15"/>return i;<text:line-break/> <text:s text:c="11"/>}<text:line-break/> <text:s text:c="7"/>}<text:line-break/> <text:s text:c="7"/>return -1; // Not found<text:line-break/> <text:s text:c="3"/>}<text:line-break/>}</text:p>
      <text:p text:style-name="P2"/>
      <text:p text:style-name="P2">4.import java.util.Scanner;<text:line-break/><text:line-break/>public class PalindromeChecker {<text:line-break/> <text:s text:c="3"/>public static void main(String[] args) {<text:line-break/> <text:s text:c="7"/>Scanner scanner = new Scanner(System.in);<text:line-break/><text:line-break/> <text:s text:c="7"/>System.out.println("Enter your choice:");<text:line-break/> <text:s text:c="7"/>System.out.println("1. Check if a string is palindrome");<text:line-break/> <text:s text:c="7"/>System.out.println("2. Check if a number is palindrome");<text:line-break/> <text:s text:c="7"/>int choice = scanner.nextInt();<text:line-break/> <text:s text:c="7"/>scanner.nextLine(); // Consume newline<text:line-break/><text:line-break/> <text:s text:c="7"/>switch (choice) {<text:line-break/> <text:s text:c="11"/>case 1:<text:line-break/> <text:s text:c="15"/>System.out.println("Enter the string:");<text:line-break/> <text:s text:c="15"/>String str = scanner.nextLine();<text:line-break/> <text:s text:c="15"/>if (isPalindrome(str))<text:line-break/> <text:s text:c="19"/>System.out.println("Palindrome");<text:line-break/> <text:s text:c="15"/>else<text:line-break/><text:soft-page-break/> <text:s text:c="19"/>System.out.println("Not a Palindrome");<text:line-break/> <text:s text:c="15"/>break;<text:line-break/> <text:s text:c="11"/>case 2:<text:line-break/> <text:s text:c="15"/>System.out.println("Enter the number:");<text:line-break/> <text:s text:c="15"/>int number = scanner.nextInt();<text:line-break/> <text:s text:c="15"/>if (isPalindrome(Integer.toString(number)))<text:line-break/> <text:s text:c="19"/>System.out.println("Palindrome");<text:line-break/> <text:s text:c="15"/>else<text:line-break/> <text:s text:c="19"/>System.out.println("Not a Palindrome");<text:line-break/> <text:s text:c="15"/>break;<text:line-break/> <text:s text:c="11"/>default:<text:line-break/> <text:s text:c="15"/>System.out.println("Invalid choice");<text:line-break/> <text:s text:c="7"/>}<text:line-break/> <text:s text:c="3"/>}<text:line-break/><text:line-break/> <text:s text:c="3"/>// Function to check if a string is palindrome<text:line-break/> <text:s text:c="3"/>public static boolean isPalindrome(String str) {<text:line-break/> <text:s text:c="7"/>int left = 0;<text:line-break/> <text:s text:c="7"/>int right = str.length() - 1;<text:line-break/><text:line-break/> <text:s text:c="7"/>while (left &lt; right) {<text:line-break/> <text:s text:c="11"/>if (str.charAt(left) != str.charAt(right)) {<text:line-break/> <text:s text:c="15"/>return false;<text:line-break/> <text:s text:c="11"/>}<text:line-break/> <text:s text:c="11"/>left++;<text:line-break/> <text:s text:c="11"/>right--;<text:line-break/> <text:s text:c="7"/>}<text:line-break/> <text:s text:c="7"/>return true;<text:line-break/> <text:s text:c="3"/>}<text:line-break/>}<text:line-break/></text:p>
      <text:p text:style-name="P2">5.import java.util.Scanner;<text:line-break/><text:line-break/>public class DecimalToBinaryOctal {<text:line-break/> <text:s text:c="3"/>public static void main(String[] args) {<text:line-break/> <text:s text:c="7"/>Scanner scanner = new Scanner(System.in);<text:line-break/><text:line-break/> <text:s text:c="7"/>System.out.println("Enter a decimal number:");<text:line-break/> <text:s text:c="7"/>int decimalNumber = scanner.nextInt();<text:line-break/><text:line-break/> <text:s text:c="7"/>// Convert to binary<text:line-break/> <text:s text:c="7"/>String binaryNumber = convertToBinary(decimalNumber);<text:line-break/><text:soft-page-break/><text:line-break/> <text:s text:c="7"/>// Convert to octal<text:line-break/> <text:s text:c="7"/>String octalNumber = convertToOctal(decimalNumber);<text:line-break/><text:line-break/> <text:s text:c="7"/>System.out.println("Binary Number = " + binaryNumber);<text:line-break/> <text:s text:c="7"/>System.out.println("Octal = " + octalNumber);<text:line-break/> <text:s text:c="3"/>}<text:line-break/><text:line-break/> <text:s text:c="3"/>public static String convertToBinary(int decimalNumber) {<text:line-break/> <text:s text:c="7"/>return Integer.toBinaryString(decimalNumber);<text:line-break/> <text:s text:c="3"/>}<text:line-break/><text:line-break/> <text:s text:c="3"/>public static String convertToOctal(int decimalNumber) {<text:line-break/> <text:s text:c="7"/>return Integer.toOctalString(decimalNumber);<text:line-break/> <text:s text:c="3"/>}<text:line-break/>}<text:line-break/></text:p>
      <text:p text:style-name="P2">6. import java.util.Scanner;<text:line-break/><text:line-break/>public class EmployeeBonus {<text:line-break/> public static void main(String[] args) {<text:line-break/> Scanner scanner = new Scanner(System.in);<text:line-break/><text:line-break/> System.out.println("Enter the grade of the employee (A or B):");<text:line-break/> char grade = scanner.nextLine().charAt(0);<text:line-break/><text:line-break/> System.out.println("Enter the employee salary:");<text:line-break/> double salary = scanner.nextDouble();<text:line-break/><text:line-break/> double bonus = calculateBonus(grade, salary);<text:line-break/> double totalSalary = salary + bonus;<text:line-break/><text:line-break/> System.out.println("Salary=" + salary);<text:line-break/> System.out.println("Bonus=" + bonus);<text:line-break/> System.out.println("Total to be paid:" + totalSalary);<text:line-break/> }<text:line-break/><text:line-break/> public static double calculateBonus(char grade, double salary) {<text:line-break/> double bonusPercentage;<text:line-break/> if (grade == 'A') {<text:line-break/> bonusPercentage = 0.05; // 5%<text:line-break/> } else if (grade == 'B') {<text:line-break/><text:soft-page-break/> <text:s text:c="11"/>bonusPercentage = 0.10; // 10%<text:line-break/> <text:s text:c="7"/>} else {<text:line-break/> <text:s text:c="11"/>bonusPercentage = 0;<text:line-break/> <text:s text:c="11"/>System.out.println("Invalid grade entered. No bonus will be given.");<text:line-break/> <text:s text:c="7"/>}<text:line-break/><text:line-break/> <text:s text:c="7"/>if (salary &lt; 10000) {<text:line-break/> <text:s text:c="11"/>bonusPercentage += 0.02; // Additional 2% bonus if salary &lt; $10,000<text:line-break/> <text:s text:c="7"/>}<text:line-break/><text:line-break/> <text:s text:c="7"/>return salary * bonusPercentage;<text:line-break/> <text:s text:c="3"/>}<text:line-break/>}</text:p>
      <text:p text:style-name="P2"/>
      <text:p text:style-name="P2">7. import java.util.Scanner;<text:line-break/><text:line-break/>public class PerfectNumbers {<text:line-break/> public static void main(String[] args) {<text:line-break/> Scanner scanner = new Scanner(System.in);<text:line-break/> m.out.println("Enter the value of n:");<text:line-break/> int n = scanner.nextInt();<text:line-break/> m.out.println("First " + n + " perfect numbers:");<text:line-break/> printPerfectNumbers(n);<text:line-break/> }<text:line-break/> ublic static void printPerfectNumbers(int n) {<text:line-break/> int count = 0;<text:line-break/> int num = 1;<text:line-break/> (count &lt; n) {<text:line-break/> if (isPerfect(num)) {<text:line-break/> System.out.println(num);<text:line-break/> count++;<text:line-break/> }<text:line-break/> num++;<text:line-break/> }<text:line-break/> }<text:line-break/> ublic static boolean isPerfect(int num) {<text:line-break/> int sum = 0;<text:line-break/> for (int i = 1; i &lt;= num / 2; i++) {<text:line-break/> if (num % i == 0) {<text:line-break/> sum += i;<text:line-break/> }<text:line-break/> }<text:line-break/><text:soft-page-break/> <text:s text:c="7"/>return sum == num;<text:line-break/> <text:s text:c="3"/>}<text:line-break/>}</text:p>
      <text:p text:style-name="P2"/>
      <text:p text:style-name="P2"/>
      <text:p text:style-name="P2">8. import java.util.Scanner;<text:line-break/><text:line-break/>public class StudentGrade {<text:line-break/> public static void main(String[] args) {<text:line-break/> Scanner scanner = new Scanner(System.in);<text:line-break/> m.out.println("Enter the marks in Python:");<text:line-break/> int pythonMarks = scanner.nextInt();<text:line-break/> m.out.println("Enter the marks in C Programming:");<text:line-break/> int cProgrammingMarks = scanner.nextInt();<text:line-break/> m.out.println("Enter the marks in Mathematics:");<text:line-break/> int mathematicsMarks = scanner.nextInt();<text:line-break/> m.out.println("Enter the marks in Physics:");<text:line-break/> int physicsMarks = scanner.nextInt();<text:line-break/> otalMarks = pythonMarks + cProgrammingMarks + mathematicsMarks + physicsMarks;<text:line-break/> double aggregate = (double) totalMarks / 4;<text:line-break/> m.out.println("Total marks: " + totalMarks);<text:line-break/> System.out.println("Aggregate: " + aggregate);<text:line-break/> System.out.print("Grade: ");<text:line-break/> ggregate &gt; 75) {<text:line-break/> System.out.println("Distinction");<text:line-break/> } else if (aggregate &gt;= 60 &amp;&amp; aggregate &lt; 75) {<text:line-break/> System.out.println("First Division");<text:line-break/> } else if (aggregate &gt;= 50 &amp;&amp; aggregate &lt; 60) {<text:line-break/> System.out.println("Second Division");<text:line-break/> } else if (aggregate &gt;= 40 &amp;&amp; aggregate &lt; 50) {<text:line-break/> System.out.println("Third Division");<text:line-break/> } else {<text:line-break/> System.out.println("Fail");<text:line-break/> }<text:line-break/> }<text:line-break/>}</text:p>
      <text:p text:style-name="P2"/>
      <text:p text:style-name="P2"/>
      <text:p text:style-name="P2">9. import java.util.Scanner;<text:line-break/><text:line-break/>public class AveragePositiveNegative {<text:line-break/><text:soft-page-break/> <text:s text:c="3"/>public static void main(String[] args) {<text:line-break/> <text:s text:c="7"/>Scanner scanner = new Scanner(System.in);<text:line-break/> <text:s text:c="7"/><text:line-break/> <text:s text:c="7"/>int positiveSum = 0;<text:line-break/> <text:s text:c="7"/>int positiveCount = 0;<text:line-break/> <text:s text:c="7"/><text:line-break/> <text:s text:c="7"/>int negativeSum = 0;<text:line-break/> <text:s text:c="7"/>int negativeCount = 0;<text:line-break/> <text:s text:c="7"/><text:line-break/> <text:s text:c="7"/>while (true) {<text:line-break/> <text:s text:c="11"/>System.out.println("Enter the number (Enter -1 to exit):");<text:line-break/> <text:s text:c="11"/>int num = scanner.nextInt();<text:line-break/> <text:s text:c="11"/><text:line-break/> <text:s text:c="11"/>if (num == -1) {<text:line-break/> <text:s text:c="15"/>break;<text:line-break/> <text:s text:c="11"/>} else if (num &gt;= 0) {<text:line-break/> <text:s text:c="15"/>positiveSum += num;<text:line-break/> <text:s text:c="15"/>positiveCount++;<text:line-break/> <text:s text:c="11"/>} else {<text:line-break/> <text:s text:c="15"/>negativeSum += num;<text:line-break/> <text:s text:c="15"/>negativeCount++;<text:line-break/> <text:s text:c="11"/>}<text:line-break/> <text:s text:c="7"/>}<text:line-break/> <text:s text:c="7"/><text:line-break/> <text:s text:c="7"/>if (positiveCount &gt; 0) {<text:line-break/> <text:s text:c="11"/>double positiveAverage = (double) positiveSum / positiveCount;<text:line-break/> <text:s text:c="11"/>System.out.println("The average of positive numbers is: " + positiveAverage);<text:line-break/> <text:s text:c="7"/>} else {<text:line-break/> <text:s text:c="11"/>System.out.println("No positive numbers entered.");<text:line-break/> <text:s text:c="7"/>}<text:line-break/> <text:s text:c="7"/><text:line-break/> <text:s text:c="7"/>if (negativeCount &gt; 0) {<text:line-break/> <text:s text:c="11"/>double negativeAverage = (double) negativeSum / negativeCount;<text:line-break/> <text:s text:c="11"/>System.out.println("The average of negative numbers is: " + negativeAverage);<text:line-break/> <text:s text:c="7"/>} else {<text:line-break/> <text:s text:c="11"/>System.out.println("No negative numbers entered.");<text:line-break/> <text:s text:c="7"/>}<text:line-break/> <text:s text:c="3"/>}<text:line-break/>}</text:p>
      <text:p text:style-name="P2"/>
      <text:p text:style-name="P2"><text:soft-page-break/></text:p>
      <text:p text:style-name="P2">10. import java.util.Scanner;<text:line-break/><text:line-break/>public class CharacterCounter {<text:line-break/> public static void main(String[] args) {<text:line-break/> Scanner scanner = new Scanner(System.in);<text:line-break/> owercaseCount = 0;<text:line-break/> int uppercaseCount = 0;<text:line-break/> int numericCount = 0;<text:line-break/> <text:s/>(true) {<text:line-break/> System.out.println("Enter any character (Enter * to exit):");<text:line-break/> char ch = scanner.next().charAt(0);<text:line-break/> <text:s/>'*') {<text:line-break/> break;<text:line-break/> } else if (Character.isLowerCase(ch)) {<text:line-break/> lowercaseCount++;<text:line-break/> } else if (Character.isUpperCase(ch)) {<text:line-break/> uppercaseCount++;<text:line-break/> } else if (Character.isDigit(ch)) {<text:line-break/> numericCount++;<text:line-break/> }<text:line-break/> }<text:line-break/> m.out.println("Total count of lower case: " + lowercaseCount);<text:line-break/> System.out.println("Total count of upper case: " + uppercaseCount);<text:line-break/> System.out.println("Total count of numbers: " + numericCount);<text:line-break/> }<text:line-break/>}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09:38:53.686000000</meta:creation-date>
    <dc:date>2024-02-15T09:53:04.617000000</dc:date>
    <meta:editing-duration>PT14M11S</meta:editing-duration>
    <meta:editing-cycles>1</meta:editing-cycles>
    <meta:generator>LibreOffice/7.6.0.3$Windows_X86_64 LibreOffice_project/69edd8b8ebc41d00b4de3915dc82f8f0fc3b6265</meta:generator>
    <meta:document-statistic meta:table-count="0" meta:image-count="0" meta:object-count="0" meta:page-count="9" meta:paragraph-count="10" meta:word-count="1192" meta:character-count="10439" meta:non-whitespace-character-count="7449"/>
  </office:meta>
</office:document-meta>
</file>